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/>
    <style:font-face style:name="DejaVu Sans Condensed" svg:font-family="'DejaVu Sans Condensed'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4799in" table:align="center" style:shadow="#808080 0.0701in 0.0701in"/>
    </style:style>
    <style:style style:name="Table1.A" style:family="table-column">
      <style:table-column-properties style:column-width="6.4799in"/>
    </style:style>
    <style:style style:name="Table1.A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12pt" fo:font-weight="bold" style:font-size-asian="14.3999996185303pt" style:font-weight-asian="bold" style:font-size-complex="14.3999996185303pt" style:font-weight-complex="bold"/>
    </style:style>
    <style:style style:name="P2" style:family="paragraph" style:parent-style-name="Standard">
      <style:text-properties style:font-name="DejaVu Sans1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DejaVu Sans1" fo:font-size="11pt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1" fo:font-size="10pt" style:font-size-asian="10pt" style:font-size-complex="10pt"/>
    </style:style>
    <style:style style:name="P5" style:family="paragraph" style:parent-style-name="Text_20_body">
      <style:text-properties fo:font-size="10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0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0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0pt" style:font-size-asian="12pt" style:font-size-complex="12pt"/>
    </style:style>
    <style:style style:name="T1" style:family="text">
      <style:text-properties style:font-name="DejaVu Sans1" style:font-size-asian="10pt" style:font-size-complex="10pt"/>
    </style:style>
    <style:style style:name="T2" style:family="text">
      <style:text-properties style:font-name="DejaVu Sans1" fo:font-size="10pt" fo:font-style="italic" style:font-size-asian="10pt" style:font-size-complex="10pt"/>
    </style:style>
    <style:style style:name="T3" style:family="text">
      <style:text-properties style:font-name="DejaVu Sans1" fo:font-size="10pt" style:font-size-asian="10pt" style:font-size-complex="10pt"/>
    </style:style>
    <style:style style:name="T4" style:family="text">
      <style:text-properties fo:font-size="10pt" fo:font-weight="normal" style:font-size-asian="12pt" style:font-weight-asian="normal" style:font-size-complex="12pt" style:font-weight-complex="normal"/>
    </style:style>
    <style:style style:name="T5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add data collecting to your activity.</text:p>
      <text:p text:style-name="P2"/>
      <text:p text:style-name="P3">Copyright and License:</text:p>
      <text:p text:style-name="P4">Copyright (c) 2006 Stas Zytkiewicz</text:p>
      <text:p text:style-name="P5"><text:span text:style-name="T1">Permission is granted to copy, distribute and/or modify this document under the terms of the GNU Free Documentation License, Version 1.2 or any later version published by the Free Software Foundation; with no Invariant Sections, with no Front-Cover Texts, and with no Back-Cover Texts. A copy of the license is provided in file 'copyright.txt' and at </text:span><text:a xlink:type="simple" xlink:href="http://www.gnu.org/licenses/fdl.html"><text:span text:style-name="T2">GNU Free Documentation License</text:span></text:a><text:span text:style-name="T3">. </text:span></text:p>
      <text:p text:style-name="P6"/>
      <text:p text:style-name="P7">What is data collecting?</text:p>
      <text:p text:style-name="P6">With data collecting(DC), we mean that an activity puts useful data in a database so that the</text:p>
      <text:p text:style-name="P6">progress of a user can be followed by an 'administrator'.</text:p>
      <text:p text:style-name="P6">The activity is responsible for collecting useful data and calculate a 'score' value which would</text:p>
      <text:p text:style-name="P6">represents the users result per level.</text:p>
      <text:p text:style-name="P6">The schoolsplay core(SPC), provides means to setup a database(DB) collect and store this data in</text:p>
      <text:p text:style-name="Standard"><text:span text:style-name="T4">the DB. The SPC supports many SQL based dbase like </text:span><text:span text:style-name="T5">SQLite, Postgres, MySQL, and Oracle</text:span><text:span text:style-name="T4">.</text:span></text:p>
      <text:p text:style-name="P6"/>
      <text:p text:style-name="P7">Which data is collected by the SPC?</text:p>
      <text:p text:style-name="P6">The core keeps track of the user name, activity name, current level and start- and end time of the</text:p>
      <text:p text:style-name="P6">level and it calculates the time spend to complete a level. The SPC will pass a object to the activity</text:p>
      <text:p text:style-name="P6">which provides easy methods to store data inside the DB. These methods hides all the difficult</text:p>
      <text:p text:style-name="P6">SQL stuff.</text:p>
      <text:p text:style-name="P6"/>
      <text:p text:style-name="P6">For example:</text:p>
      <text:p text:style-name="P6">The memory game is chosen by the user.</text:p>
      <text:p text:style-name="P6">The core stores username, activity name and the start time of the first level.</text:p>
      <text:p text:style-name="P6">It will put this data in a DB table. A SQL table looks very much like a spreadsheet with rows and</text:p>
      <text:p text:style-name="P6">columns. For example the table of the memory activity looks like this: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/>memory_id, user_id, timespend, cards,knowncards, start_time, end_time, <text:s text:c="5"/>level, <text:s text:c="2"/>score</text:p>
            <text:p text:style-name="P6"><text:s text:c="9"/>1, <text:s text:c="8"/>1, <text:s text:c="4"/>00:13, <text:s text:c="4"/>8, <text:s text:c="7"/>12, 06:12:19:14:11:28, 06:12:19:14:11:41, <text:s text:c="4"/>1, <text:s text:c="2"/>8.37</text:p>
            <text:p text:style-name="P6"><text:s text:c="9"/>2, <text:s text:c="8"/>1, <text:s text:c="4"/>00:19, <text:s text:c="4"/>8, <text:s text:c="7"/>12, 06:12:28:21:08:37, 06:12:28:21:08:51, <text:s text:c="4"/>1, <text:s text:c="2"/>8.01</text:p>
          </table:table-cell>
        </table:table-row>
      </table:table>
      <text:p text:style-name="P6">(columns doesn't line up due to the paper size)</text:p>
      <text:p text:style-name="P6"/>
      <text:p text:style-name="P6">The SPC has put the following data into the table:</text:p>
      <text:p text:style-name="P6">'start_time', 'end_time', 'level', 'timespend' and at the end of the level it calls the activities 'get_score' method to get the 'score' value which it also stores in the DB table.</text:p>
      <text:p text:style-name="P6"/>
      <text:p text:style-name="P7">How does an activity send data to the SPC?</text:p>
      <text:p text:style-name="P8">First of all, together with an activity a SQL table declaration should be provided.</text:p>
      <text:p text:style-name="P8">All the tables used by the SPC are stored in the SqlTables class which is part of the SQLTables module. The activity author must create a new table for the activity and put it into the SqlTables class. Most of the times you could just copy an existing table declaration and adjust it to suite</text:p>
      <text:p text:style-name="P8">your needs. There's no need to understand SQL.</text:p>
      <text:p text:style-name="P8"/>
      <text:p text:style-name="P8">(TODO: Finish thi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/>
    <style:font-face style:name="DejaVu Sans Condensed" svg:font-family="'DejaVu Sans Condensed'"/>
    <style:font-face style:name="Nimbus Roman No9 L" svg:font-family="'Nimbus Roman No9 L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" fo:font-size="11pt" style:font-name-asian="DejaVu Sans2" style:font-size-asian="14pt" style:font-name-complex="DejaVu Sans2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List" style:family="paragraph" style:parent-style-name="Text_20_body" style:class="list">
      <style:text-properties style:font-name="DejaVu Sans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size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stas</meta:initial-creator>
    <meta:creation-date>2006-12-02T12:56:10</meta:creation-date>
    <dc:creator>stas</dc:creator>
    <dc:date>2007-01-08T11:32:56</dc:date>
    <dc:language>en-US</dc:language>
    <meta:editing-cycles>7</meta:editing-cycles>
    <meta:editing-duration>PT5H29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2" meta:word-count="457" meta:character-count="2664"/>
  </office:meta>
</office:document-meta>
</file>